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7.339cm" svg:x="2.927cm" svg:y="2.189cm">
          <draw:text-box>
            <text:p>第四章： 基本平面图形</text:p>
            <text:p/>
            <text:p>1. 线段、射线、直线</text:p>
            <text:p/>
            <text:p><text:tab/>线段有两个端点，射线有一个端点，直线没有端点。</text:p>
            <text:p/>
            <text:p><text:tab/>线段有长度，射线和直线没有长度。</text:p>
            <text:p/>
            <text:p><text:tab/>两点确定一条直线，即经过两点有且只有一条直线。</text:p>
            <text:p/>
            <text:p><text:tab/>两点之间所有连线中，线段最短。 即两点之间，线段最短。</text:p>
            <text:p/>
            <text:p><text:tab/>两点之间线段的长度，叫做两点之间的距离。</text:p>
            <text:p/>
            <text:p>2. 角</text:p>
            <text:p/>
            <text:p><text:tab/>锐角、钝角、直角、平角、周角</text:p>
            <text:p/>
            <text:p><text:tab/>1° = 60′</text:p>
            <text:p/>
            <text:p><text:tab/>1′ = 60″</text:p>
            <text:p/>
            <text:p><text:tab/>角平分线：把一个角分成两个相等的角的射线。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4.909cm" svg:height="5.235cm" svg:x="3cm" svg:y="4cm">
          <draw:text-box>
            <text:p>3. 多边形和园</text:p>
            <text:p/>
            <text:p><text:tab/>连接不相邻连个顶点的线段叫作对角线。</text:p>
            <text:p/>
            <text:p><text:tab/>各边相等、各角也相等的多边形叫作正多边形。</text:p>
            <text:p/>
            <text:p><text:tab/>园的半径、直径、圆弧、扇形、圆心角、圆周角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layer="layout" svg:width="23.5cm" svg:height="1.675cm" svg:x="3cm" svg:y="3cm">
          <draw:text-box>
            <text:p>已知∠AOB，用圆规和直尺做一个相同的角。</text:p>
            <text:p/>
          </draw:text-box>
        </draw:frame>
        <draw:line draw:style-name="gr5" draw:text-style-name="P1" draw:layer="layout" svg:x1="10.5cm" svg:y1="7.5cm" svg:x2="4.5cm" svg:y2="13.5cm">
          <text:p/>
        </draw:line>
        <draw:line draw:style-name="gr5" draw:text-style-name="P1" draw:layer="layout" svg:x1="4.5cm" svg:y1="13.5cm" svg:x2="13cm" svg:y2="13.5cm">
          <text:p/>
        </draw:line>
        <draw:frame draw:style-name="gr3" draw:layer="layout" svg:width="0.925cm" svg:height="0.963cm" svg:x="10.5cm" svg:y="6.673cm">
          <draw:text-box>
            <text:p>A</text:p>
          </draw:text-box>
        </draw:frame>
        <draw:frame draw:style-name="gr3" draw:layer="layout" svg:width="0.997cm" svg:height="0.963cm" svg:x="3.401cm" svg:y="13.374cm">
          <draw:text-box>
            <text:p>O</text:p>
          </draw:text-box>
        </draw:frame>
        <draw:frame draw:style-name="gr3" draw:layer="layout" svg:width="0.925cm" svg:height="0.963cm" svg:x="13.202cm" svg:y="13.175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5" draw:text-style-name="P1" draw:layer="layout" svg:x1="12cm" svg:y1="7.5cm" svg:x2="6cm" svg:y2="12cm">
          <text:p/>
        </draw:line>
        <draw:line draw:style-name="gr5" draw:text-style-name="P1" draw:layer="layout" svg:x1="8cm" svg:y1="16cm" svg:x2="6cm" svg:y2="12cm">
          <text:p/>
        </draw:line>
        <draw:line draw:style-name="gr5" draw:text-style-name="P1" draw:layer="layout" svg:x1="11cm" svg:y1="8.2cm" svg:x2="7cm" svg:y2="14cm">
          <text:p/>
        </draw:line>
        <draw:line draw:style-name="gr5" draw:text-style-name="P1" draw:layer="layout" svg:x1="18.5cm" svg:y1="10.5cm" svg:x2="17.5cm" svg:y2="16cm">
          <text:p/>
        </draw:line>
        <draw:line draw:style-name="gr5" draw:text-style-name="P1" draw:layer="layout" svg:x1="18.5cm" svg:y1="10.5cm" svg:x2="12cm" svg:y2="7.5cm">
          <text:p/>
        </draw:line>
        <draw:line draw:style-name="gr5" draw:text-style-name="P1" draw:layer="layout" svg:x1="17.5cm" svg:y1="16cm" svg:x2="8cm" svg:y2="16cm">
          <text:p/>
        </draw:line>
        <draw:line draw:style-name="gr5" draw:text-style-name="P1" draw:layer="layout" svg:x1="14cm" svg:y1="16cm" svg:x2="7cm" svg:y2="14cm">
          <text:p/>
        </draw:line>
        <draw:line draw:style-name="gr5" draw:text-style-name="P1" draw:layer="layout" svg:x1="13.9cm" svg:y1="16cm" svg:x2="18cm" svg:y2="14cm">
          <text:p/>
        </draw:line>
        <draw:line draw:style-name="gr5" draw:text-style-name="P1" draw:layer="layout" svg:x1="15.9cm" svg:y1="9.3cm" svg:x2="17.8cm" svg:y2="14cm">
          <text:p/>
        </draw:line>
        <draw:line draw:style-name="gr5" draw:text-style-name="P1" draw:layer="layout" svg:x1="10.9cm" svg:y1="8.4cm" svg:x2="15.8cm" svg:y2="9.3cm">
          <text:p/>
        </draw:line>
        <draw:frame draw:style-name="gr6" draw:layer="layout" svg:width="23.5cm" svg:height="2.387cm" svg:x="2.5cm" svg:y="3cm">
          <draw:text-box>
            <text:p>ABCDE和FGHIJ是两个五边形，F、G、H、I、J分别在AB、BC、CD、DE、EA上，哪个五边形的周长大？</text:p>
            <text:p/>
          </draw:text-box>
        </draw:frame>
        <draw:frame draw:style-name="gr3" draw:layer="layout" svg:width="0.925cm" svg:height="0.963cm" svg:x="11.5cm" svg:y="6.5cm">
          <draw:text-box>
            <text:p>A</text:p>
          </draw:text-box>
        </draw:frame>
        <draw:frame draw:style-name="gr3" draw:layer="layout" svg:width="0.891cm" svg:height="0.963cm" svg:x="10.201cm" svg:y="7.501cm">
          <draw:text-box>
            <text:p>F</text:p>
          </draw:text-box>
        </draw:frame>
        <draw:frame draw:style-name="gr3" draw:layer="layout" svg:width="0.925cm" svg:height="0.963cm" svg:x="5.102cm" svg:y="11.202cm">
          <draw:text-box>
            <text:p>B</text:p>
          </draw:text-box>
        </draw:frame>
        <draw:frame draw:style-name="gr3" draw:layer="layout" svg:width="0.959cm" svg:height="0.963cm" svg:x="7.103cm" svg:y="15.803cm">
          <draw:text-box>
            <text:p>C</text:p>
          </draw:text-box>
        </draw:frame>
        <draw:frame draw:style-name="gr3" draw:layer="layout" svg:width="0.959cm" svg:height="0.963cm" svg:x="17.404cm" svg:y="15.804cm">
          <draw:text-box>
            <text:p>D</text:p>
          </draw:text-box>
        </draw:frame>
        <draw:frame draw:style-name="gr3" draw:layer="layout" svg:width="0.925cm" svg:height="0.963cm" svg:x="18.505cm" svg:y="10.005cm">
          <draw:text-box>
            <text:p>E</text:p>
          </draw:text-box>
        </draw:frame>
        <draw:frame draw:style-name="gr3" draw:layer="layout" svg:width="0.82cm" svg:height="0.963cm" svg:x="15.906cm" svg:y="8.406cm">
          <draw:text-box>
            <text:p>J</text:p>
          </draw:text-box>
        </draw:frame>
        <draw:frame draw:style-name="gr3" draw:layer="layout" svg:width="0.68cm" svg:height="0.963cm" svg:x="17.907cm" svg:y="13.507cm">
          <draw:text-box>
            <text:p>I</text:p>
          </draw:text-box>
        </draw:frame>
        <draw:frame draw:style-name="gr3" draw:layer="layout" svg:width="0.959cm" svg:height="0.963cm" svg:x="13.408cm" svg:y="15.908cm">
          <draw:text-box>
            <text:p>H</text:p>
          </draw:text-box>
        </draw:frame>
        <draw:frame draw:style-name="gr3" draw:layer="layout" svg:width="0.997cm" svg:height="0.963cm" svg:x="6.209cm" svg:y="13.709cm">
          <draw:text-box>
            <text:p>G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5" draw:text-style-name="P1" draw:layer="layout" svg:x1="11cm" svg:y1="8.9cm" svg:x2="5.5cm" svg:y2="15.9cm">
          <text:p/>
        </draw:line>
        <draw:line draw:style-name="gr5" draw:text-style-name="P1" draw:layer="layout" svg:x1="20cm" svg:y1="16cm" svg:x2="5.5cm" svg:y2="15.9cm">
          <text:p/>
        </draw:line>
        <draw:line draw:style-name="gr5" draw:text-style-name="P1" draw:layer="layout" svg:x1="11cm" svg:y1="8.9cm" svg:x2="18cm" svg:y2="10.5cm">
          <text:p/>
        </draw:line>
        <draw:line draw:style-name="gr5" draw:text-style-name="P1" draw:layer="layout" svg:x1="20cm" svg:y1="16cm" svg:x2="18cm" svg:y2="10.5cm">
          <text:p/>
        </draw:line>
        <draw:frame draw:style-name="gr4" draw:layer="layout" svg:width="18.571cm" svg:height="1.675cm" svg:x="5.429cm" svg:y="3.5cm">
          <draw:text-box>
            <text:p>ABCE是个四边形，在ABCD内找一点，使这一点到四边形的四个顶点距离之和最短。</text:p>
          </draw:text-box>
        </draw:frame>
        <draw:frame draw:style-name="gr3" draw:layer="layout" svg:width="0.925cm" svg:height="0.963cm" svg:x="10.5cm" svg:y="8cm">
          <draw:text-box>
            <text:p>A</text:p>
          </draw:text-box>
        </draw:frame>
        <draw:frame draw:style-name="gr3" draw:layer="layout" svg:width="0.925cm" svg:height="0.963cm" svg:x="4.601cm" svg:y="15.501cm">
          <draw:text-box>
            <text:p>B</text:p>
          </draw:text-box>
        </draw:frame>
        <draw:frame draw:style-name="gr3" draw:layer="layout" svg:width="0.959cm" svg:height="0.963cm" svg:x="20.002cm" svg:y="15.502cm">
          <draw:text-box>
            <text:p>C</text:p>
          </draw:text-box>
        </draw:frame>
        <draw:frame draw:style-name="gr3" draw:layer="layout" svg:width="0.959cm" svg:height="0.963cm" svg:x="18.003cm" svg:y="9.703cm">
          <draw:text-box>
            <text:p>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layer="layout" svg:width="23.995cm" svg:height="5.947cm" svg:x="2.505cm" svg:y="3.5cm">
          <draw:text-box>
            <text:p>同一个园中，三个扇形A、B、C分别占园面积的60%、30%和10%，求三个扇形对应的圆心角角度。</text:p>
            <text:p/>
            <text:p>三角形的内角和是多少？</text:p>
            <text:p/>
            <text:p>N边形的内角和是多少？</text:p>
            <text:p/>
            <text:p>N边形有几个对角线？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layer="layout" svg:width="7.366cm" svg:height="3.811cm" svg:x="3cm" svg:y="3.445cm">
          <draw:text-box>
            <text:p>三角形的内角和是多少？</text:p>
            <text:p/>
            <text:p>N边形的内角和是多少？</text:p>
            <text:p/>
            <text:p>N边行有几个对角线？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M2S</meta:editing-duration>
    <meta:editing-cycles>22</meta:editing-cycles>
    <meta:generator>OpenOffice/4.1.15$Win32 OpenOffice.org_project/4115m2$Build-9813</meta:generator>
    <dc:date>2025-11-16T20:11:47.88</dc:date>
    <meta:document-statistic meta:object-count="75"/>
  </office:meta>
</office:document-meta>
</file>